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5E0000005EDC7EA508.png"/>
  <manifest:file-entry manifest:media-type="image/png" manifest:full-path="Pictures/100000000000000800000008DD0ADA2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_5f_WindowOverlap" draw:layer="layout" svg:width="1.415cm" svg:height="1.415cm" svg:x="0.254cm" svg:y="4.028cm">
            <text:p/>
          </draw:rect>
          <draw:rect draw:style-name="_5f_WindowOverlap" draw:layer="layout" svg:width="1.415cm" svg:height="1.415cm" svg:x="0.254cm" svg:y="0.254cm">
            <text:p/>
          </draw:rect>
          <draw:rect draw:style-name="_5f_WindowOverlap" draw:layer="layout" svg:width="1.415cm" svg:height="1.415cm" svg:x="4.028cm" svg:y="0.254cm">
            <text:p/>
          </draw:rect>
          <draw:rect draw:style-name="_5f_WindowOverlap" draw:layer="layout" svg:width="1.416cm" svg:height="1.415cm" svg:x="7.801cm" svg:y="0.254cm">
            <text:p/>
          </draw:rect>
          <draw:rect draw:style-name="_5f_WindowOverlap" draw:layer="layout" svg:width="1.415cm" svg:height="1.415cm" svg:x="11.575cm" svg:y="0.254cm">
            <text:p/>
          </draw:rect>
          <draw:rect draw:style-name="_5f_WindowOverlap" draw:layer="layout" svg:width="1.415cm" svg:height="1.415cm" svg:x="15.349cm" svg:y="0.254cm">
            <text:p/>
          </draw:rect>
          <draw:rect draw:style-name="_5f_WindowOverlap" draw:layer="layout" svg:width="1.415cm" svg:height="1.415cm" svg:x="15.349cm" svg:y="4.028cm">
            <text:p/>
          </draw:rect>
          <draw:rect draw:style-name="_5f_WindowOverlap" draw:layer="layout" svg:width="1.415cm" svg:height="1.416cm" svg:x="0.254cm" svg:y="7.801cm">
            <text:p/>
          </draw:rect>
          <draw:rect draw:style-name="_5f_WindowOverlap" draw:layer="layout" svg:width="1.415cm" svg:height="1.416cm" svg:x="15.349cm" svg:y="7.801cm">
            <text:p/>
          </draw:rect>
          <draw:rect draw:style-name="_5f_WindowOverlap" draw:layer="layout" svg:width="-1.415cm" svg:height="-1.415cm" svg:x="1.669cm" svg:y="16.764cm">
            <text:p/>
          </draw:rect>
          <draw:rect draw:style-name="_5f_WindowOverlap" draw:layer="layout" svg:width="-1.415cm" svg:height="-1.415cm" svg:x="5.443cm" svg:y="16.764cm">
            <text:p/>
          </draw:rect>
          <draw:rect draw:style-name="_5f_WindowOverlap" draw:layer="layout" svg:width="-1.416cm" svg:height="-1.415cm" svg:x="9.217cm" svg:y="16.764cm">
            <text:p/>
          </draw:rect>
          <draw:rect draw:style-name="_5f_WindowOverlap" draw:layer="layout" svg:width="-1.415cm" svg:height="-1.415cm" svg:x="12.99cm" svg:y="16.764cm">
            <text:p/>
          </draw:rect>
          <draw:rect draw:style-name="_5f_WindowOverlap" draw:layer="layout" svg:width="-1.415cm" svg:height="-1.415cm" svg:x="16.764cm" svg:y="16.764cm">
            <text:p/>
          </draw:rect>
          <draw:rect draw:style-name="_5f_WindowOverlap" draw:layer="layout" svg:width="-1.415cm" svg:height="-1.415cm" svg:x="1.669cm" svg:y="12.99cm">
            <text:p/>
          </draw:rect>
          <draw:rect draw:style-name="_5f_WindowOverlap" draw:layer="layout" svg:width="-1.415cm" svg:height="-1.415cm" svg:x="16.764cm" svg:y="12.99cm">
            <text:p/>
          </draw:rect>
          <draw:rect draw:style-name="_5f_ImageOutline" draw:layer="layout" svg:width="2.358cm" svg:height="2.358cm" svg:x="0.726cm" svg:y="0.726cm">
            <text:p/>
          </draw:rect>
          <draw:line draw:style-name="gr1" draw:text-style-name="P1" draw:layer="layout" svg:x1="1.197cm" svg:y1="3.085cm" svg:x2="1.197cm" svg:y2="0.726cm">
            <text:p/>
          </draw:line>
          <draw:line draw:style-name="gr1" draw:text-style-name="P1" draw:layer="layout" svg:x1="1.669cm" svg:y1="3.085cm" svg:x2="1.669cm" svg:y2="0.726cm">
            <text:p/>
          </draw:line>
          <draw:line draw:style-name="gr1" draw:text-style-name="P1" draw:layer="layout" svg:x1="2.141cm" svg:y1="3.085cm" svg:x2="2.141cm" svg:y2="0.726cm">
            <text:p/>
          </draw:line>
          <draw:line draw:style-name="gr1" draw:text-style-name="P1" draw:layer="layout" svg:x1="2.613cm" svg:y1="3.085cm" svg:x2="2.613cm" svg:y2="0.726cm">
            <text:p/>
          </draw:line>
          <draw:line draw:style-name="gr1" draw:text-style-name="P1" draw:layer="layout" svg:x1="0.726cm" svg:y1="1.197cm" svg:x2="3.085cm" svg:y2="1.197cm">
            <text:p/>
          </draw:line>
          <draw:line draw:style-name="gr1" draw:text-style-name="P1" draw:layer="layout" svg:x1="0.726cm" svg:y1="1.669cm" svg:x2="3.085cm" svg:y2="1.669cm">
            <text:p/>
          </draw:line>
          <draw:line draw:style-name="gr1" draw:text-style-name="P1" draw:layer="layout" svg:x1="0.726cm" svg:y1="2.141cm" svg:x2="3.085cm" svg:y2="2.141cm">
            <text:p/>
          </draw:line>
          <draw:line draw:style-name="gr1" draw:text-style-name="P1" draw:layer="layout" svg:x1="0.726cm" svg:y1="2.613cm" svg:x2="3.085cm" svg:y2="2.613cm">
            <text:p/>
          </draw:line>
          <draw:rect draw:style-name="_5f_Window" draw:layer="layout" svg:width="0.943cm" svg:height="0.943cm" svg:x="0.726cm" svg:y="0.726cm">
            <text:p/>
          </draw:rect>
          <draw:rect draw:style-name="_5f_ImageOutline" draw:layer="layout" svg:width="2.358cm" svg:height="2.358cm" svg:x="4.028cm" svg:y="0.726cm">
            <text:p/>
          </draw:rect>
          <draw:line draw:style-name="gr1" draw:text-style-name="P1" draw:layer="layout" svg:x1="4.499cm" svg:y1="3.085cm" svg:x2="4.499cm" svg:y2="0.726cm">
            <text:p/>
          </draw:line>
          <draw:line draw:style-name="gr1" draw:text-style-name="P1" draw:layer="layout" svg:x1="4.971cm" svg:y1="3.085cm" svg:x2="4.971cm" svg:y2="0.726cm">
            <text:p/>
          </draw:line>
          <draw:line draw:style-name="gr1" draw:text-style-name="P1" draw:layer="layout" svg:x1="5.443cm" svg:y1="3.085cm" svg:x2="5.443cm" svg:y2="0.726cm">
            <text:p/>
          </draw:line>
          <draw:line draw:style-name="gr1" draw:text-style-name="P1" draw:layer="layout" svg:x1="5.915cm" svg:y1="3.085cm" svg:x2="5.915cm" svg:y2="0.726cm">
            <text:p/>
          </draw:line>
          <draw:line draw:style-name="gr1" draw:text-style-name="P1" draw:layer="layout" svg:x1="4.028cm" svg:y1="1.197cm" svg:x2="6.387cm" svg:y2="1.197cm">
            <text:p/>
          </draw:line>
          <draw:line draw:style-name="gr1" draw:text-style-name="P1" draw:layer="layout" svg:x1="4.028cm" svg:y1="1.669cm" svg:x2="6.387cm" svg:y2="1.669cm">
            <text:p/>
          </draw:line>
          <draw:line draw:style-name="gr1" draw:text-style-name="P1" draw:layer="layout" svg:x1="4.028cm" svg:y1="2.141cm" svg:x2="6.387cm" svg:y2="2.141cm">
            <text:p/>
          </draw:line>
          <draw:line draw:style-name="gr1" draw:text-style-name="P1" draw:layer="layout" svg:x1="4.028cm" svg:y1="2.613cm" svg:x2="6.387cm" svg:y2="2.613cm">
            <text:p/>
          </draw:line>
          <draw:rect draw:style-name="_5f_Window" draw:layer="layout" svg:width="1.415cm" svg:height="0.943cm" svg:x="4.028cm" svg:y="0.726cm">
            <text:p/>
          </draw:rect>
          <draw:rect draw:style-name="_5f_ImageOutline" draw:layer="layout" svg:width="2.358cm" svg:height="2.358cm" svg:x="7.33cm" svg:y="0.726cm">
            <text:p/>
          </draw:rect>
          <draw:line draw:style-name="gr1" draw:text-style-name="P1" draw:layer="layout" svg:x1="7.801cm" svg:y1="3.085cm" svg:x2="7.801cm" svg:y2="0.726cm">
            <text:p/>
          </draw:line>
          <draw:line draw:style-name="gr1" draw:text-style-name="P1" draw:layer="layout" svg:x1="8.273cm" svg:y1="3.085cm" svg:x2="8.273cm" svg:y2="0.726cm">
            <text:p/>
          </draw:line>
          <draw:line draw:style-name="gr1" draw:text-style-name="P1" draw:layer="layout" svg:x1="8.745cm" svg:y1="3.085cm" svg:x2="8.745cm" svg:y2="0.726cm">
            <text:p/>
          </draw:line>
          <draw:line draw:style-name="gr1" draw:text-style-name="P1" draw:layer="layout" svg:x1="9.217cm" svg:y1="3.085cm" svg:x2="9.217cm" svg:y2="0.726cm">
            <text:p/>
          </draw:line>
          <draw:line draw:style-name="gr1" draw:text-style-name="P1" draw:layer="layout" svg:x1="7.33cm" svg:y1="1.197cm" svg:x2="9.689cm" svg:y2="1.197cm">
            <text:p/>
          </draw:line>
          <draw:line draw:style-name="gr1" draw:text-style-name="P1" draw:layer="layout" svg:x1="7.33cm" svg:y1="1.669cm" svg:x2="9.689cm" svg:y2="1.669cm">
            <text:p/>
          </draw:line>
          <draw:line draw:style-name="gr1" draw:text-style-name="P1" draw:layer="layout" svg:x1="7.33cm" svg:y1="2.141cm" svg:x2="9.689cm" svg:y2="2.141cm">
            <text:p/>
          </draw:line>
          <draw:line draw:style-name="gr1" draw:text-style-name="P1" draw:layer="layout" svg:x1="7.33cm" svg:y1="2.613cm" svg:x2="9.689cm" svg:y2="2.613cm">
            <text:p/>
          </draw:line>
          <draw:rect draw:style-name="_5f_Window" draw:layer="layout" svg:width="1.416cm" svg:height="0.943cm" svg:x="7.801cm" svg:y="0.726cm">
            <text:p/>
          </draw:rect>
          <draw:rect draw:style-name="_5f_ImageOutline" draw:layer="layout" svg:width="2.358cm" svg:height="2.358cm" svg:x="10.632cm" svg:y="0.726cm">
            <text:p/>
          </draw:rect>
          <draw:line draw:style-name="gr1" draw:text-style-name="P1" draw:layer="layout" svg:x1="11.103cm" svg:y1="3.085cm" svg:x2="11.103cm" svg:y2="0.726cm">
            <text:p/>
          </draw:line>
          <draw:line draw:style-name="gr1" draw:text-style-name="P1" draw:layer="layout" svg:x1="11.575cm" svg:y1="3.085cm" svg:x2="11.575cm" svg:y2="0.726cm">
            <text:p/>
          </draw:line>
          <draw:line draw:style-name="gr1" draw:text-style-name="P1" draw:layer="layout" svg:x1="12.047cm" svg:y1="3.085cm" svg:x2="12.047cm" svg:y2="0.726cm">
            <text:p/>
          </draw:line>
          <draw:line draw:style-name="gr1" draw:text-style-name="P1" draw:layer="layout" svg:x1="12.519cm" svg:y1="3.085cm" svg:x2="12.519cm" svg:y2="0.726cm">
            <text:p/>
          </draw:line>
          <draw:line draw:style-name="gr1" draw:text-style-name="P1" draw:layer="layout" svg:x1="10.632cm" svg:y1="1.197cm" svg:x2="12.991cm" svg:y2="1.197cm">
            <text:p/>
          </draw:line>
          <draw:line draw:style-name="gr1" draw:text-style-name="P1" draw:layer="layout" svg:x1="10.632cm" svg:y1="1.669cm" svg:x2="12.991cm" svg:y2="1.669cm">
            <text:p/>
          </draw:line>
          <draw:line draw:style-name="gr1" draw:text-style-name="P1" draw:layer="layout" svg:x1="10.632cm" svg:y1="2.141cm" svg:x2="12.991cm" svg:y2="2.141cm">
            <text:p/>
          </draw:line>
          <draw:line draw:style-name="gr1" draw:text-style-name="P1" draw:layer="layout" svg:x1="10.632cm" svg:y1="2.613cm" svg:x2="12.991cm" svg:y2="2.613cm">
            <text:p/>
          </draw:line>
          <draw:rect draw:style-name="_5f_Window" draw:layer="layout" svg:width="1.415cm" svg:height="0.943cm" svg:x="11.575cm" svg:y="0.726cm">
            <text:p/>
          </draw:rect>
          <draw:rect draw:style-name="_5f_ImageOutline" draw:layer="layout" svg:width="2.358cm" svg:height="2.358cm" svg:x="13.934cm" svg:y="0.726cm">
            <text:p/>
          </draw:rect>
          <draw:line draw:style-name="gr1" draw:text-style-name="P1" draw:layer="layout" svg:x1="14.405cm" svg:y1="3.085cm" svg:x2="14.405cm" svg:y2="0.726cm">
            <text:p/>
          </draw:line>
          <draw:line draw:style-name="gr1" draw:text-style-name="P1" draw:layer="layout" svg:x1="14.877cm" svg:y1="3.085cm" svg:x2="14.877cm" svg:y2="0.726cm">
            <text:p/>
          </draw:line>
          <draw:line draw:style-name="gr1" draw:text-style-name="P1" draw:layer="layout" svg:x1="15.349cm" svg:y1="3.085cm" svg:x2="15.349cm" svg:y2="0.726cm">
            <text:p/>
          </draw:line>
          <draw:line draw:style-name="gr1" draw:text-style-name="P1" draw:layer="layout" svg:x1="15.821cm" svg:y1="3.085cm" svg:x2="15.821cm" svg:y2="0.726cm">
            <text:p/>
          </draw:line>
          <draw:line draw:style-name="gr1" draw:text-style-name="P1" draw:layer="layout" svg:x1="13.934cm" svg:y1="1.197cm" svg:x2="16.293cm" svg:y2="1.197cm">
            <text:p/>
          </draw:line>
          <draw:line draw:style-name="gr1" draw:text-style-name="P1" draw:layer="layout" svg:x1="13.934cm" svg:y1="1.669cm" svg:x2="16.293cm" svg:y2="1.669cm">
            <text:p/>
          </draw:line>
          <draw:line draw:style-name="gr1" draw:text-style-name="P1" draw:layer="layout" svg:x1="13.934cm" svg:y1="2.141cm" svg:x2="16.293cm" svg:y2="2.141cm">
            <text:p/>
          </draw:line>
          <draw:line draw:style-name="gr1" draw:text-style-name="P1" draw:layer="layout" svg:x1="13.934cm" svg:y1="2.613cm" svg:x2="16.293cm" svg:y2="2.613cm">
            <text:p/>
          </draw:line>
          <draw:rect draw:style-name="_5f_Window" draw:layer="layout" svg:width="0.943cm" svg:height="0.943cm" svg:x="15.349cm" svg:y="0.726cm">
            <text:p/>
          </draw:rect>
          <draw:rect draw:style-name="_5f_ImageOutline" draw:layer="layout" svg:width="2.358cm" svg:height="2.358cm" svg:x="0.726cm" svg:y="4.028cm">
            <text:p/>
          </draw:rect>
          <draw:line draw:style-name="gr1" draw:text-style-name="P1" draw:layer="layout" svg:x1="1.197cm" svg:y1="6.387cm" svg:x2="1.197cm" svg:y2="4.028cm">
            <text:p/>
          </draw:line>
          <draw:line draw:style-name="gr1" draw:text-style-name="P1" draw:layer="layout" svg:x1="1.669cm" svg:y1="6.387cm" svg:x2="1.669cm" svg:y2="4.028cm">
            <text:p/>
          </draw:line>
          <draw:line draw:style-name="gr1" draw:text-style-name="P1" draw:layer="layout" svg:x1="2.141cm" svg:y1="6.387cm" svg:x2="2.141cm" svg:y2="4.028cm">
            <text:p/>
          </draw:line>
          <draw:line draw:style-name="gr1" draw:text-style-name="P1" draw:layer="layout" svg:x1="2.613cm" svg:y1="6.387cm" svg:x2="2.613cm" svg:y2="4.028cm">
            <text:p/>
          </draw:line>
          <draw:line draw:style-name="gr1" draw:text-style-name="P1" draw:layer="layout" svg:x1="0.726cm" svg:y1="4.499cm" svg:x2="3.085cm" svg:y2="4.499cm">
            <text:p/>
          </draw:line>
          <draw:line draw:style-name="gr1" draw:text-style-name="P1" draw:layer="layout" svg:x1="0.726cm" svg:y1="4.971cm" svg:x2="3.085cm" svg:y2="4.971cm">
            <text:p/>
          </draw:line>
          <draw:line draw:style-name="gr1" draw:text-style-name="P1" draw:layer="layout" svg:x1="0.726cm" svg:y1="5.443cm" svg:x2="3.085cm" svg:y2="5.443cm">
            <text:p/>
          </draw:line>
          <draw:line draw:style-name="gr1" draw:text-style-name="P1" draw:layer="layout" svg:x1="0.726cm" svg:y1="5.915cm" svg:x2="3.085cm" svg:y2="5.915cm">
            <text:p/>
          </draw:line>
          <draw:rect draw:style-name="_5f_Window" draw:layer="layout" svg:width="0.943cm" svg:height="1.415cm" svg:x="0.726cm" svg:y="4.028cm">
            <text:p/>
          </draw:rect>
          <draw:rect draw:style-name="_5f_ImageOutline" draw:layer="layout" svg:width="2.358cm" svg:height="2.358cm" svg:x="4.028cm" svg:y="4.028cm">
            <text:p/>
          </draw:rect>
          <draw:line draw:style-name="gr1" draw:text-style-name="P1" draw:layer="layout" svg:x1="4.499cm" svg:y1="6.387cm" svg:x2="4.499cm" svg:y2="4.028cm">
            <text:p/>
          </draw:line>
          <draw:line draw:style-name="gr1" draw:text-style-name="P1" draw:layer="layout" svg:x1="4.971cm" svg:y1="6.387cm" svg:x2="4.971cm" svg:y2="4.028cm">
            <text:p/>
          </draw:line>
          <draw:line draw:style-name="gr1" draw:text-style-name="P1" draw:layer="layout" svg:x1="5.443cm" svg:y1="6.387cm" svg:x2="5.443cm" svg:y2="4.028cm">
            <text:p/>
          </draw:line>
          <draw:line draw:style-name="gr1" draw:text-style-name="P1" draw:layer="layout" svg:x1="5.915cm" svg:y1="6.387cm" svg:x2="5.915cm" svg:y2="4.028cm">
            <text:p/>
          </draw:line>
          <draw:line draw:style-name="gr1" draw:text-style-name="P1" draw:layer="layout" svg:x1="4.028cm" svg:y1="4.499cm" svg:x2="6.387cm" svg:y2="4.499cm">
            <text:p/>
          </draw:line>
          <draw:line draw:style-name="gr1" draw:text-style-name="P1" draw:layer="layout" svg:x1="4.028cm" svg:y1="4.971cm" svg:x2="6.387cm" svg:y2="4.971cm">
            <text:p/>
          </draw:line>
          <draw:line draw:style-name="gr1" draw:text-style-name="P1" draw:layer="layout" svg:x1="4.028cm" svg:y1="5.443cm" svg:x2="6.387cm" svg:y2="5.443cm">
            <text:p/>
          </draw:line>
          <draw:line draw:style-name="gr1" draw:text-style-name="P1" draw:layer="layout" svg:x1="4.028cm" svg:y1="5.915cm" svg:x2="6.387cm" svg:y2="5.915cm">
            <text:p/>
          </draw:line>
          <draw:rect draw:style-name="_5f_Window" draw:layer="layout" svg:width="1.415cm" svg:height="1.415cm" svg:x="4.028cm" svg:y="4.028cm">
            <text:p/>
          </draw:rect>
          <draw:rect draw:style-name="_5f_ImageOutline" draw:layer="layout" svg:width="2.358cm" svg:height="2.358cm" svg:x="7.33cm" svg:y="4.028cm">
            <text:p/>
          </draw:rect>
          <draw:line draw:style-name="gr1" draw:text-style-name="P1" draw:layer="layout" svg:x1="7.801cm" svg:y1="6.387cm" svg:x2="7.801cm" svg:y2="4.028cm">
            <text:p/>
          </draw:line>
          <draw:line draw:style-name="gr1" draw:text-style-name="P1" draw:layer="layout" svg:x1="8.273cm" svg:y1="6.387cm" svg:x2="8.273cm" svg:y2="4.028cm">
            <text:p/>
          </draw:line>
          <draw:line draw:style-name="gr1" draw:text-style-name="P1" draw:layer="layout" svg:x1="8.745cm" svg:y1="6.387cm" svg:x2="8.745cm" svg:y2="4.028cm">
            <text:p/>
          </draw:line>
          <draw:line draw:style-name="gr1" draw:text-style-name="P1" draw:layer="layout" svg:x1="9.217cm" svg:y1="6.387cm" svg:x2="9.217cm" svg:y2="4.028cm">
            <text:p/>
          </draw:line>
          <draw:line draw:style-name="gr1" draw:text-style-name="P1" draw:layer="layout" svg:x1="7.33cm" svg:y1="4.499cm" svg:x2="9.689cm" svg:y2="4.499cm">
            <text:p/>
          </draw:line>
          <draw:line draw:style-name="gr1" draw:text-style-name="P1" draw:layer="layout" svg:x1="7.33cm" svg:y1="4.971cm" svg:x2="9.689cm" svg:y2="4.971cm">
            <text:p/>
          </draw:line>
          <draw:line draw:style-name="gr1" draw:text-style-name="P1" draw:layer="layout" svg:x1="7.33cm" svg:y1="5.443cm" svg:x2="9.689cm" svg:y2="5.443cm">
            <text:p/>
          </draw:line>
          <draw:line draw:style-name="gr1" draw:text-style-name="P1" draw:layer="layout" svg:x1="7.33cm" svg:y1="5.915cm" svg:x2="9.689cm" svg:y2="5.915cm">
            <text:p/>
          </draw:line>
          <draw:rect draw:style-name="_5f_Window" draw:layer="layout" svg:width="1.416cm" svg:height="1.415cm" svg:x="7.801cm" svg:y="4.028cm">
            <text:p/>
          </draw:rect>
          <draw:rect draw:style-name="_5f_ImageOutline" draw:layer="layout" svg:width="2.358cm" svg:height="2.358cm" svg:x="10.632cm" svg:y="4.028cm">
            <text:p/>
          </draw:rect>
          <draw:line draw:style-name="gr1" draw:text-style-name="P1" draw:layer="layout" svg:x1="11.103cm" svg:y1="6.387cm" svg:x2="11.103cm" svg:y2="4.028cm">
            <text:p/>
          </draw:line>
          <draw:line draw:style-name="gr1" draw:text-style-name="P1" draw:layer="layout" svg:x1="11.575cm" svg:y1="6.387cm" svg:x2="11.575cm" svg:y2="4.028cm">
            <text:p/>
          </draw:line>
          <draw:line draw:style-name="gr1" draw:text-style-name="P1" draw:layer="layout" svg:x1="12.047cm" svg:y1="6.387cm" svg:x2="12.047cm" svg:y2="4.028cm">
            <text:p/>
          </draw:line>
          <draw:line draw:style-name="gr1" draw:text-style-name="P1" draw:layer="layout" svg:x1="12.519cm" svg:y1="6.387cm" svg:x2="12.519cm" svg:y2="4.028cm">
            <text:p/>
          </draw:line>
          <draw:line draw:style-name="gr1" draw:text-style-name="P1" draw:layer="layout" svg:x1="10.632cm" svg:y1="4.499cm" svg:x2="12.991cm" svg:y2="4.499cm">
            <text:p/>
          </draw:line>
          <draw:line draw:style-name="gr1" draw:text-style-name="P1" draw:layer="layout" svg:x1="10.632cm" svg:y1="4.971cm" svg:x2="12.991cm" svg:y2="4.971cm">
            <text:p/>
          </draw:line>
          <draw:line draw:style-name="gr1" draw:text-style-name="P1" draw:layer="layout" svg:x1="10.632cm" svg:y1="5.443cm" svg:x2="12.991cm" svg:y2="5.443cm">
            <text:p/>
          </draw:line>
          <draw:line draw:style-name="gr1" draw:text-style-name="P1" draw:layer="layout" svg:x1="10.632cm" svg:y1="5.915cm" svg:x2="12.991cm" svg:y2="5.915cm">
            <text:p/>
          </draw:line>
          <draw:rect draw:style-name="_5f_Window" draw:layer="layout" svg:width="1.415cm" svg:height="1.415cm" svg:x="11.575cm" svg:y="4.028cm">
            <text:p/>
          </draw:rect>
          <draw:rect draw:style-name="_5f_ImageOutline" draw:layer="layout" svg:width="2.358cm" svg:height="2.358cm" svg:x="13.934cm" svg:y="4.028cm">
            <text:p/>
          </draw:rect>
          <draw:line draw:style-name="gr1" draw:text-style-name="P1" draw:layer="layout" svg:x1="14.405cm" svg:y1="6.387cm" svg:x2="14.405cm" svg:y2="4.028cm">
            <text:p/>
          </draw:line>
          <draw:line draw:style-name="gr1" draw:text-style-name="P1" draw:layer="layout" svg:x1="14.877cm" svg:y1="6.387cm" svg:x2="14.877cm" svg:y2="4.028cm">
            <text:p/>
          </draw:line>
          <draw:line draw:style-name="gr1" draw:text-style-name="P1" draw:layer="layout" svg:x1="15.349cm" svg:y1="6.387cm" svg:x2="15.349cm" svg:y2="4.028cm">
            <text:p/>
          </draw:line>
          <draw:line draw:style-name="gr1" draw:text-style-name="P1" draw:layer="layout" svg:x1="15.821cm" svg:y1="6.387cm" svg:x2="15.821cm" svg:y2="4.028cm">
            <text:p/>
          </draw:line>
          <draw:line draw:style-name="gr1" draw:text-style-name="P1" draw:layer="layout" svg:x1="13.934cm" svg:y1="4.499cm" svg:x2="16.293cm" svg:y2="4.499cm">
            <text:p/>
          </draw:line>
          <draw:line draw:style-name="gr1" draw:text-style-name="P1" draw:layer="layout" svg:x1="13.934cm" svg:y1="4.971cm" svg:x2="16.293cm" svg:y2="4.971cm">
            <text:p/>
          </draw:line>
          <draw:line draw:style-name="gr1" draw:text-style-name="P1" draw:layer="layout" svg:x1="13.934cm" svg:y1="5.443cm" svg:x2="16.293cm" svg:y2="5.443cm">
            <text:p/>
          </draw:line>
          <draw:line draw:style-name="gr1" draw:text-style-name="P1" draw:layer="layout" svg:x1="13.934cm" svg:y1="5.915cm" svg:x2="16.293cm" svg:y2="5.915cm">
            <text:p/>
          </draw:line>
          <draw:rect draw:style-name="_5f_Window" draw:layer="layout" svg:width="0.943cm" svg:height="1.415cm" svg:x="15.349cm" svg:y="4.028cm">
            <text:p/>
          </draw:rect>
          <draw:rect draw:style-name="_5f_ImageOutline" draw:layer="layout" svg:width="2.358cm" svg:height="2.358cm" svg:x="0.726cm" svg:y="7.33cm">
            <text:p/>
          </draw:rect>
          <draw:line draw:style-name="gr1" draw:text-style-name="P1" draw:layer="layout" svg:x1="1.197cm" svg:y1="9.689cm" svg:x2="1.197cm" svg:y2="7.33cm">
            <text:p/>
          </draw:line>
          <draw:line draw:style-name="gr1" draw:text-style-name="P1" draw:layer="layout" svg:x1="1.669cm" svg:y1="9.689cm" svg:x2="1.669cm" svg:y2="7.33cm">
            <text:p/>
          </draw:line>
          <draw:line draw:style-name="gr1" draw:text-style-name="P1" draw:layer="layout" svg:x1="2.141cm" svg:y1="9.689cm" svg:x2="2.141cm" svg:y2="7.33cm">
            <text:p/>
          </draw:line>
          <draw:line draw:style-name="gr1" draw:text-style-name="P1" draw:layer="layout" svg:x1="2.613cm" svg:y1="9.689cm" svg:x2="2.613cm" svg:y2="7.33cm">
            <text:p/>
          </draw:line>
          <draw:line draw:style-name="gr1" draw:text-style-name="P1" draw:layer="layout" svg:x1="0.726cm" svg:y1="7.801cm" svg:x2="3.085cm" svg:y2="7.801cm">
            <text:p/>
          </draw:line>
          <draw:line draw:style-name="gr1" draw:text-style-name="P1" draw:layer="layout" svg:x1="0.726cm" svg:y1="8.273cm" svg:x2="3.085cm" svg:y2="8.273cm">
            <text:p/>
          </draw:line>
          <draw:line draw:style-name="gr1" draw:text-style-name="P1" draw:layer="layout" svg:x1="0.726cm" svg:y1="8.745cm" svg:x2="3.085cm" svg:y2="8.745cm">
            <text:p/>
          </draw:line>
          <draw:line draw:style-name="gr1" draw:text-style-name="P1" draw:layer="layout" svg:x1="0.726cm" svg:y1="9.217cm" svg:x2="3.085cm" svg:y2="9.217cm">
            <text:p/>
          </draw:line>
          <draw:rect draw:style-name="_5f_Window" draw:layer="layout" svg:width="0.943cm" svg:height="1.416cm" svg:x="0.726cm" svg:y="7.801cm">
            <text:p/>
          </draw:rect>
          <draw:rect draw:style-name="_5f_ImageOutline" draw:layer="layout" svg:width="2.358cm" svg:height="2.358cm" svg:x="4.028cm" svg:y="7.33cm">
            <text:p/>
          </draw:rect>
          <draw:line draw:style-name="gr1" draw:text-style-name="P1" draw:layer="layout" svg:x1="4.499cm" svg:y1="9.689cm" svg:x2="4.499cm" svg:y2="7.33cm">
            <text:p/>
          </draw:line>
          <draw:line draw:style-name="gr1" draw:text-style-name="P1" draw:layer="layout" svg:x1="4.971cm" svg:y1="9.689cm" svg:x2="4.971cm" svg:y2="7.33cm">
            <text:p/>
          </draw:line>
          <draw:line draw:style-name="gr1" draw:text-style-name="P1" draw:layer="layout" svg:x1="5.443cm" svg:y1="9.689cm" svg:x2="5.443cm" svg:y2="7.33cm">
            <text:p/>
          </draw:line>
          <draw:line draw:style-name="gr1" draw:text-style-name="P1" draw:layer="layout" svg:x1="5.915cm" svg:y1="9.689cm" svg:x2="5.915cm" svg:y2="7.33cm">
            <text:p/>
          </draw:line>
          <draw:line draw:style-name="gr1" draw:text-style-name="P1" draw:layer="layout" svg:x1="4.028cm" svg:y1="7.801cm" svg:x2="6.387cm" svg:y2="7.801cm">
            <text:p/>
          </draw:line>
          <draw:line draw:style-name="gr1" draw:text-style-name="P1" draw:layer="layout" svg:x1="4.028cm" svg:y1="8.273cm" svg:x2="6.387cm" svg:y2="8.273cm">
            <text:p/>
          </draw:line>
          <draw:line draw:style-name="gr1" draw:text-style-name="P1" draw:layer="layout" svg:x1="4.028cm" svg:y1="8.745cm" svg:x2="6.387cm" svg:y2="8.745cm">
            <text:p/>
          </draw:line>
          <draw:line draw:style-name="gr1" draw:text-style-name="P1" draw:layer="layout" svg:x1="4.028cm" svg:y1="9.217cm" svg:x2="6.387cm" svg:y2="9.217cm">
            <text:p/>
          </draw:line>
          <draw:rect draw:style-name="_5f_Window" draw:layer="layout" svg:width="1.415cm" svg:height="1.416cm" svg:x="4.028cm" svg:y="7.801cm">
            <text:p/>
          </draw:rect>
          <draw:rect draw:style-name="_5f_ImageOutline" draw:layer="layout" svg:width="2.358cm" svg:height="2.358cm" svg:x="7.33cm" svg:y="7.33cm">
            <text:p/>
          </draw:rect>
          <draw:line draw:style-name="gr1" draw:text-style-name="P1" draw:layer="layout" svg:x1="7.801cm" svg:y1="9.689cm" svg:x2="7.801cm" svg:y2="7.33cm">
            <text:p/>
          </draw:line>
          <draw:line draw:style-name="gr1" draw:text-style-name="P1" draw:layer="layout" svg:x1="8.273cm" svg:y1="9.689cm" svg:x2="8.273cm" svg:y2="7.33cm">
            <text:p/>
          </draw:line>
          <draw:line draw:style-name="gr1" draw:text-style-name="P1" draw:layer="layout" svg:x1="8.745cm" svg:y1="9.689cm" svg:x2="8.745cm" svg:y2="7.33cm">
            <text:p/>
          </draw:line>
          <draw:line draw:style-name="gr1" draw:text-style-name="P1" draw:layer="layout" svg:x1="9.217cm" svg:y1="9.689cm" svg:x2="9.217cm" svg:y2="7.33cm">
            <text:p/>
          </draw:line>
          <draw:line draw:style-name="gr1" draw:text-style-name="P1" draw:layer="layout" svg:x1="7.33cm" svg:y1="7.801cm" svg:x2="9.689cm" svg:y2="7.801cm">
            <text:p/>
          </draw:line>
          <draw:line draw:style-name="gr1" draw:text-style-name="P1" draw:layer="layout" svg:x1="7.33cm" svg:y1="8.273cm" svg:x2="9.689cm" svg:y2="8.273cm">
            <text:p/>
          </draw:line>
          <draw:line draw:style-name="gr1" draw:text-style-name="P1" draw:layer="layout" svg:x1="7.33cm" svg:y1="8.745cm" svg:x2="9.689cm" svg:y2="8.745cm">
            <text:p/>
          </draw:line>
          <draw:line draw:style-name="gr1" draw:text-style-name="P1" draw:layer="layout" svg:x1="7.33cm" svg:y1="9.217cm" svg:x2="9.689cm" svg:y2="9.217cm">
            <text:p/>
          </draw:line>
          <draw:rect draw:style-name="_5f_Window" draw:layer="layout" svg:width="1.416cm" svg:height="1.416cm" svg:x="7.801cm" svg:y="7.801cm">
            <text:p/>
          </draw:rect>
          <draw:rect draw:style-name="_5f_ImageOutline" draw:layer="layout" svg:width="2.358cm" svg:height="2.358cm" svg:x="10.632cm" svg:y="7.33cm">
            <text:p/>
          </draw:rect>
          <draw:line draw:style-name="gr1" draw:text-style-name="P1" draw:layer="layout" svg:x1="11.103cm" svg:y1="9.689cm" svg:x2="11.103cm" svg:y2="7.33cm">
            <text:p/>
          </draw:line>
          <draw:line draw:style-name="gr1" draw:text-style-name="P1" draw:layer="layout" svg:x1="11.575cm" svg:y1="9.689cm" svg:x2="11.575cm" svg:y2="7.33cm">
            <text:p/>
          </draw:line>
          <draw:line draw:style-name="gr1" draw:text-style-name="P1" draw:layer="layout" svg:x1="12.047cm" svg:y1="9.689cm" svg:x2="12.047cm" svg:y2="7.33cm">
            <text:p/>
          </draw:line>
          <draw:line draw:style-name="gr1" draw:text-style-name="P1" draw:layer="layout" svg:x1="12.519cm" svg:y1="9.689cm" svg:x2="12.519cm" svg:y2="7.33cm">
            <text:p/>
          </draw:line>
          <draw:line draw:style-name="gr1" draw:text-style-name="P1" draw:layer="layout" svg:x1="10.632cm" svg:y1="7.801cm" svg:x2="12.991cm" svg:y2="7.801cm">
            <text:p/>
          </draw:line>
          <draw:line draw:style-name="gr1" draw:text-style-name="P1" draw:layer="layout" svg:x1="10.632cm" svg:y1="8.273cm" svg:x2="12.991cm" svg:y2="8.273cm">
            <text:p/>
          </draw:line>
          <draw:line draw:style-name="gr1" draw:text-style-name="P1" draw:layer="layout" svg:x1="10.632cm" svg:y1="8.745cm" svg:x2="12.991cm" svg:y2="8.745cm">
            <text:p/>
          </draw:line>
          <draw:line draw:style-name="gr1" draw:text-style-name="P1" draw:layer="layout" svg:x1="10.632cm" svg:y1="9.217cm" svg:x2="12.991cm" svg:y2="9.217cm">
            <text:p/>
          </draw:line>
          <draw:rect draw:style-name="_5f_Window" draw:layer="layout" svg:width="1.415cm" svg:height="1.416cm" svg:x="11.575cm" svg:y="7.801cm">
            <text:p/>
          </draw:rect>
          <draw:rect draw:style-name="_5f_ImageOutline" draw:layer="layout" svg:width="2.358cm" svg:height="2.358cm" svg:x="13.934cm" svg:y="7.33cm">
            <text:p/>
          </draw:rect>
          <draw:line draw:style-name="gr1" draw:text-style-name="P1" draw:layer="layout" svg:x1="14.405cm" svg:y1="9.689cm" svg:x2="14.405cm" svg:y2="7.33cm">
            <text:p/>
          </draw:line>
          <draw:line draw:style-name="gr1" draw:text-style-name="P1" draw:layer="layout" svg:x1="14.877cm" svg:y1="9.689cm" svg:x2="14.877cm" svg:y2="7.33cm">
            <text:p/>
          </draw:line>
          <draw:line draw:style-name="gr1" draw:text-style-name="P1" draw:layer="layout" svg:x1="15.349cm" svg:y1="9.689cm" svg:x2="15.349cm" svg:y2="7.33cm">
            <text:p/>
          </draw:line>
          <draw:line draw:style-name="gr1" draw:text-style-name="P1" draw:layer="layout" svg:x1="15.821cm" svg:y1="9.689cm" svg:x2="15.821cm" svg:y2="7.33cm">
            <text:p/>
          </draw:line>
          <draw:line draw:style-name="gr1" draw:text-style-name="P1" draw:layer="layout" svg:x1="13.934cm" svg:y1="7.801cm" svg:x2="16.293cm" svg:y2="7.801cm">
            <text:p/>
          </draw:line>
          <draw:line draw:style-name="gr1" draw:text-style-name="P1" draw:layer="layout" svg:x1="13.934cm" svg:y1="8.273cm" svg:x2="16.293cm" svg:y2="8.273cm">
            <text:p/>
          </draw:line>
          <draw:line draw:style-name="gr1" draw:text-style-name="P1" draw:layer="layout" svg:x1="13.934cm" svg:y1="8.745cm" svg:x2="16.293cm" svg:y2="8.745cm">
            <text:p/>
          </draw:line>
          <draw:line draw:style-name="gr1" draw:text-style-name="P1" draw:layer="layout" svg:x1="13.934cm" svg:y1="9.217cm" svg:x2="16.293cm" svg:y2="9.217cm">
            <text:p/>
          </draw:line>
          <draw:rect draw:style-name="_5f_Window" draw:layer="layout" svg:width="0.943cm" svg:height="1.416cm" svg:x="15.349cm" svg:y="7.801cm">
            <text:p/>
          </draw:rect>
          <draw:rect draw:style-name="_5f_ImageOutline" draw:layer="layout" svg:width="2.358cm" svg:height="2.358cm" draw:transform="rotate (3.1415926535892) translate (3.084cm 16.292cm)">
            <text:p/>
          </draw:rect>
          <draw:line draw:style-name="gr1" draw:text-style-name="P1" draw:layer="layout" svg:x1="1.197cm" svg:y1="13.934cm" svg:x2="1.197cm" svg:y2="16.293cm">
            <text:p/>
          </draw:line>
          <draw:line draw:style-name="gr1" draw:text-style-name="P1" draw:layer="layout" svg:x1="1.669cm" svg:y1="13.934cm" svg:x2="1.669cm" svg:y2="16.293cm">
            <text:p/>
          </draw:line>
          <draw:line draw:style-name="gr1" draw:text-style-name="P1" draw:layer="layout" svg:x1="2.141cm" svg:y1="13.934cm" svg:x2="2.141cm" svg:y2="16.293cm">
            <text:p/>
          </draw:line>
          <draw:line draw:style-name="gr1" draw:text-style-name="P1" draw:layer="layout" svg:x1="2.613cm" svg:y1="13.934cm" svg:x2="2.613cm" svg:y2="16.293cm">
            <text:p/>
          </draw:line>
          <draw:line draw:style-name="gr1" draw:text-style-name="P1" draw:layer="layout" svg:x1="0.726cm" svg:y1="15.821cm" svg:x2="3.085cm" svg:y2="15.821cm">
            <text:p/>
          </draw:line>
          <draw:line draw:style-name="gr1" draw:text-style-name="P1" draw:layer="layout" svg:x1="0.726cm" svg:y1="15.349cm" svg:x2="3.085cm" svg:y2="15.349cm">
            <text:p/>
          </draw:line>
          <draw:line draw:style-name="gr1" draw:text-style-name="P1" draw:layer="layout" svg:x1="0.726cm" svg:y1="14.877cm" svg:x2="3.085cm" svg:y2="14.877cm">
            <text:p/>
          </draw:line>
          <draw:line draw:style-name="gr1" draw:text-style-name="P1" draw:layer="layout" svg:x1="0.726cm" svg:y1="14.405cm" svg:x2="3.085cm" svg:y2="14.405cm">
            <text:p/>
          </draw:line>
          <draw:rect draw:style-name="_5f_Window" draw:layer="layout" svg:width="-0.943cm" svg:height="-0.943cm" svg:x="1.669cm" svg:y="16.292cm">
            <text:p/>
          </draw:rect>
          <draw:rect draw:style-name="_5f_ImageOutline" draw:layer="layout" svg:width="2.358cm" svg:height="2.358cm" draw:transform="rotate (3.1415926535892) translate (6.386cm 16.292cm)">
            <text:p/>
          </draw:rect>
          <draw:line draw:style-name="gr1" draw:text-style-name="P1" draw:layer="layout" svg:x1="4.499cm" svg:y1="13.934cm" svg:x2="4.499cm" svg:y2="16.293cm">
            <text:p/>
          </draw:line>
          <draw:line draw:style-name="gr1" draw:text-style-name="P1" draw:layer="layout" svg:x1="4.971cm" svg:y1="13.934cm" svg:x2="4.971cm" svg:y2="16.293cm">
            <text:p/>
          </draw:line>
          <draw:line draw:style-name="gr1" draw:text-style-name="P1" draw:layer="layout" svg:x1="5.443cm" svg:y1="13.934cm" svg:x2="5.443cm" svg:y2="16.293cm">
            <text:p/>
          </draw:line>
          <draw:line draw:style-name="gr1" draw:text-style-name="P1" draw:layer="layout" svg:x1="5.915cm" svg:y1="13.934cm" svg:x2="5.915cm" svg:y2="16.293cm">
            <text:p/>
          </draw:line>
          <draw:line draw:style-name="gr1" draw:text-style-name="P1" draw:layer="layout" svg:x1="4.028cm" svg:y1="15.821cm" svg:x2="6.387cm" svg:y2="15.821cm">
            <text:p/>
          </draw:line>
          <draw:line draw:style-name="gr1" draw:text-style-name="P1" draw:layer="layout" svg:x1="4.028cm" svg:y1="15.349cm" svg:x2="6.387cm" svg:y2="15.349cm">
            <text:p/>
          </draw:line>
          <draw:line draw:style-name="gr1" draw:text-style-name="P1" draw:layer="layout" svg:x1="4.028cm" svg:y1="14.877cm" svg:x2="6.387cm" svg:y2="14.877cm">
            <text:p/>
          </draw:line>
          <draw:line draw:style-name="gr1" draw:text-style-name="P1" draw:layer="layout" svg:x1="4.028cm" svg:y1="14.405cm" svg:x2="6.387cm" svg:y2="14.405cm">
            <text:p/>
          </draw:line>
          <draw:rect draw:style-name="_5f_Window" draw:layer="layout" svg:width="-1.415cm" svg:height="-0.943cm" svg:x="5.443cm" svg:y="16.292cm">
            <text:p/>
          </draw:rect>
          <draw:rect draw:style-name="_5f_ImageOutline" draw:layer="layout" svg:width="2.358cm" svg:height="2.358cm" draw:transform="rotate (3.1415926535892) translate (9.688cm 16.292cm)">
            <text:p/>
          </draw:rect>
          <draw:line draw:style-name="gr1" draw:text-style-name="P1" draw:layer="layout" svg:x1="7.801cm" svg:y1="13.934cm" svg:x2="7.801cm" svg:y2="16.293cm">
            <text:p/>
          </draw:line>
          <draw:line draw:style-name="gr1" draw:text-style-name="P1" draw:layer="layout" svg:x1="8.273cm" svg:y1="13.934cm" svg:x2="8.273cm" svg:y2="16.293cm">
            <text:p/>
          </draw:line>
          <draw:line draw:style-name="gr1" draw:text-style-name="P1" draw:layer="layout" svg:x1="8.745cm" svg:y1="13.934cm" svg:x2="8.745cm" svg:y2="16.293cm">
            <text:p/>
          </draw:line>
          <draw:line draw:style-name="gr1" draw:text-style-name="P1" draw:layer="layout" svg:x1="9.217cm" svg:y1="13.934cm" svg:x2="9.217cm" svg:y2="16.293cm">
            <text:p/>
          </draw:line>
          <draw:line draw:style-name="gr1" draw:text-style-name="P1" draw:layer="layout" svg:x1="7.33cm" svg:y1="15.821cm" svg:x2="9.689cm" svg:y2="15.821cm">
            <text:p/>
          </draw:line>
          <draw:line draw:style-name="gr1" draw:text-style-name="P1" draw:layer="layout" svg:x1="7.33cm" svg:y1="15.349cm" svg:x2="9.689cm" svg:y2="15.349cm">
            <text:p/>
          </draw:line>
          <draw:line draw:style-name="gr1" draw:text-style-name="P1" draw:layer="layout" svg:x1="7.33cm" svg:y1="14.877cm" svg:x2="9.689cm" svg:y2="14.877cm">
            <text:p/>
          </draw:line>
          <draw:line draw:style-name="gr1" draw:text-style-name="P1" draw:layer="layout" svg:x1="7.33cm" svg:y1="14.405cm" svg:x2="9.689cm" svg:y2="14.405cm">
            <text:p/>
          </draw:line>
          <draw:rect draw:style-name="_5f_Window" draw:layer="layout" svg:width="-1.416cm" svg:height="-0.943cm" svg:x="9.217cm" svg:y="16.292cm">
            <text:p/>
          </draw:rect>
          <draw:rect draw:style-name="_5f_ImageOutline" draw:layer="layout" svg:width="2.358cm" svg:height="2.358cm" draw:transform="rotate (3.1415926535892) translate (12.99cm 16.292cm)">
            <text:p/>
          </draw:rect>
          <draw:line draw:style-name="gr1" draw:text-style-name="P1" draw:layer="layout" svg:x1="11.103cm" svg:y1="13.934cm" svg:x2="11.103cm" svg:y2="16.293cm">
            <text:p/>
          </draw:line>
          <draw:line draw:style-name="gr1" draw:text-style-name="P1" draw:layer="layout" svg:x1="11.575cm" svg:y1="13.934cm" svg:x2="11.575cm" svg:y2="16.293cm">
            <text:p/>
          </draw:line>
          <draw:line draw:style-name="gr1" draw:text-style-name="P1" draw:layer="layout" svg:x1="12.047cm" svg:y1="13.934cm" svg:x2="12.047cm" svg:y2="16.293cm">
            <text:p/>
          </draw:line>
          <draw:line draw:style-name="gr1" draw:text-style-name="P1" draw:layer="layout" svg:x1="12.519cm" svg:y1="13.934cm" svg:x2="12.519cm" svg:y2="16.293cm">
            <text:p/>
          </draw:line>
          <draw:line draw:style-name="gr1" draw:text-style-name="P1" draw:layer="layout" svg:x1="10.632cm" svg:y1="15.821cm" svg:x2="12.991cm" svg:y2="15.821cm">
            <text:p/>
          </draw:line>
          <draw:line draw:style-name="gr1" draw:text-style-name="P1" draw:layer="layout" svg:x1="10.632cm" svg:y1="15.349cm" svg:x2="12.991cm" svg:y2="15.349cm">
            <text:p/>
          </draw:line>
          <draw:line draw:style-name="gr1" draw:text-style-name="P1" draw:layer="layout" svg:x1="10.632cm" svg:y1="14.877cm" svg:x2="12.991cm" svg:y2="14.877cm">
            <text:p/>
          </draw:line>
          <draw:line draw:style-name="gr1" draw:text-style-name="P1" draw:layer="layout" svg:x1="10.632cm" svg:y1="14.405cm" svg:x2="12.991cm" svg:y2="14.405cm">
            <text:p/>
          </draw:line>
          <draw:rect draw:style-name="_5f_Window" draw:layer="layout" svg:width="-1.415cm" svg:height="-0.943cm" svg:x="12.99cm" svg:y="16.292cm">
            <text:p/>
          </draw:rect>
          <draw:rect draw:style-name="_5f_ImageOutline" draw:layer="layout" svg:width="2.358cm" svg:height="2.358cm" draw:transform="rotate (3.1415926535892) translate (16.292cm 16.292cm)">
            <text:p/>
          </draw:rect>
          <draw:line draw:style-name="gr1" draw:text-style-name="P1" draw:layer="layout" svg:x1="14.405cm" svg:y1="13.934cm" svg:x2="14.405cm" svg:y2="16.293cm">
            <text:p/>
          </draw:line>
          <draw:line draw:style-name="gr1" draw:text-style-name="P1" draw:layer="layout" svg:x1="14.877cm" svg:y1="13.934cm" svg:x2="14.877cm" svg:y2="16.293cm">
            <text:p/>
          </draw:line>
          <draw:line draw:style-name="gr1" draw:text-style-name="P1" draw:layer="layout" svg:x1="15.349cm" svg:y1="13.934cm" svg:x2="15.349cm" svg:y2="16.293cm">
            <text:p/>
          </draw:line>
          <draw:line draw:style-name="gr1" draw:text-style-name="P1" draw:layer="layout" svg:x1="15.821cm" svg:y1="13.934cm" svg:x2="15.821cm" svg:y2="16.293cm">
            <text:p/>
          </draw:line>
          <draw:line draw:style-name="gr1" draw:text-style-name="P1" draw:layer="layout" svg:x1="13.934cm" svg:y1="15.821cm" svg:x2="16.293cm" svg:y2="15.821cm">
            <text:p/>
          </draw:line>
          <draw:line draw:style-name="gr1" draw:text-style-name="P1" draw:layer="layout" svg:x1="13.934cm" svg:y1="15.349cm" svg:x2="16.293cm" svg:y2="15.349cm">
            <text:p/>
          </draw:line>
          <draw:line draw:style-name="gr1" draw:text-style-name="P1" draw:layer="layout" svg:x1="13.934cm" svg:y1="14.877cm" svg:x2="16.293cm" svg:y2="14.877cm">
            <text:p/>
          </draw:line>
          <draw:line draw:style-name="gr1" draw:text-style-name="P1" draw:layer="layout" svg:x1="13.934cm" svg:y1="14.405cm" svg:x2="16.293cm" svg:y2="14.405cm">
            <text:p/>
          </draw:line>
          <draw:rect draw:style-name="_5f_Window" draw:layer="layout" svg:width="-0.943cm" svg:height="-0.943cm" svg:x="16.292cm" svg:y="16.292cm">
            <text:p/>
          </draw:rect>
          <draw:rect draw:style-name="_5f_ImageOutline" draw:layer="layout" svg:width="2.358cm" svg:height="2.358cm" draw:transform="rotate (3.1415926535892) translate (3.084cm 12.99cm)">
            <text:p/>
          </draw:rect>
          <draw:line draw:style-name="gr1" draw:text-style-name="P1" draw:layer="layout" svg:x1="1.197cm" svg:y1="10.632cm" svg:x2="1.197cm" svg:y2="12.991cm">
            <text:p/>
          </draw:line>
          <draw:line draw:style-name="gr1" draw:text-style-name="P1" draw:layer="layout" svg:x1="1.669cm" svg:y1="10.632cm" svg:x2="1.669cm" svg:y2="12.991cm">
            <text:p/>
          </draw:line>
          <draw:line draw:style-name="gr1" draw:text-style-name="P1" draw:layer="layout" svg:x1="2.141cm" svg:y1="10.632cm" svg:x2="2.141cm" svg:y2="12.991cm">
            <text:p/>
          </draw:line>
          <draw:line draw:style-name="gr1" draw:text-style-name="P1" draw:layer="layout" svg:x1="2.613cm" svg:y1="10.632cm" svg:x2="2.613cm" svg:y2="12.991cm">
            <text:p/>
          </draw:line>
          <draw:line draw:style-name="gr1" draw:text-style-name="P1" draw:layer="layout" svg:x1="0.726cm" svg:y1="12.519cm" svg:x2="3.085cm" svg:y2="12.519cm">
            <text:p/>
          </draw:line>
          <draw:line draw:style-name="gr1" draw:text-style-name="P1" draw:layer="layout" svg:x1="0.726cm" svg:y1="12.047cm" svg:x2="3.085cm" svg:y2="12.047cm">
            <text:p/>
          </draw:line>
          <draw:line draw:style-name="gr1" draw:text-style-name="P1" draw:layer="layout" svg:x1="0.726cm" svg:y1="11.575cm" svg:x2="3.085cm" svg:y2="11.575cm">
            <text:p/>
          </draw:line>
          <draw:line draw:style-name="gr1" draw:text-style-name="P1" draw:layer="layout" svg:x1="0.726cm" svg:y1="11.103cm" svg:x2="3.085cm" svg:y2="11.103cm">
            <text:p/>
          </draw:line>
          <draw:rect draw:style-name="_5f_Window" draw:layer="layout" svg:width="-0.943cm" svg:height="-1.415cm" svg:x="1.669cm" svg:y="12.99cm">
            <text:p/>
          </draw:rect>
          <draw:rect draw:style-name="_5f_ImageOutline" draw:layer="layout" svg:width="2.358cm" svg:height="2.358cm" draw:transform="rotate (3.1415926535892) translate (6.386cm 12.99cm)">
            <text:p/>
          </draw:rect>
          <draw:line draw:style-name="gr1" draw:text-style-name="P1" draw:layer="layout" svg:x1="4.499cm" svg:y1="10.632cm" svg:x2="4.499cm" svg:y2="12.991cm">
            <text:p/>
          </draw:line>
          <draw:line draw:style-name="gr1" draw:text-style-name="P1" draw:layer="layout" svg:x1="4.971cm" svg:y1="10.632cm" svg:x2="4.971cm" svg:y2="12.991cm">
            <text:p/>
          </draw:line>
          <draw:line draw:style-name="gr1" draw:text-style-name="P1" draw:layer="layout" svg:x1="5.443cm" svg:y1="10.632cm" svg:x2="5.443cm" svg:y2="12.991cm">
            <text:p/>
          </draw:line>
          <draw:line draw:style-name="gr1" draw:text-style-name="P1" draw:layer="layout" svg:x1="5.915cm" svg:y1="10.632cm" svg:x2="5.915cm" svg:y2="12.991cm">
            <text:p/>
          </draw:line>
          <draw:line draw:style-name="gr1" draw:text-style-name="P1" draw:layer="layout" svg:x1="4.028cm" svg:y1="12.519cm" svg:x2="6.387cm" svg:y2="12.519cm">
            <text:p/>
          </draw:line>
          <draw:line draw:style-name="gr1" draw:text-style-name="P1" draw:layer="layout" svg:x1="4.028cm" svg:y1="12.047cm" svg:x2="6.387cm" svg:y2="12.047cm">
            <text:p/>
          </draw:line>
          <draw:line draw:style-name="gr1" draw:text-style-name="P1" draw:layer="layout" svg:x1="4.028cm" svg:y1="11.575cm" svg:x2="6.387cm" svg:y2="11.575cm">
            <text:p/>
          </draw:line>
          <draw:line draw:style-name="gr1" draw:text-style-name="P1" draw:layer="layout" svg:x1="4.028cm" svg:y1="11.103cm" svg:x2="6.387cm" svg:y2="11.103cm">
            <text:p/>
          </draw:line>
          <draw:rect draw:style-name="_5f_Window" draw:layer="layout" svg:width="-1.415cm" svg:height="-1.415cm" svg:x="5.443cm" svg:y="12.99cm">
            <text:p/>
          </draw:rect>
          <draw:rect draw:style-name="_5f_ImageOutline" draw:layer="layout" svg:width="2.358cm" svg:height="2.358cm" draw:transform="rotate (3.1415926535892) translate (9.688cm 12.99cm)">
            <text:p/>
          </draw:rect>
          <draw:line draw:style-name="gr1" draw:text-style-name="P1" draw:layer="layout" svg:x1="7.801cm" svg:y1="10.632cm" svg:x2="7.801cm" svg:y2="12.991cm">
            <text:p/>
          </draw:line>
          <draw:line draw:style-name="gr1" draw:text-style-name="P1" draw:layer="layout" svg:x1="8.273cm" svg:y1="10.632cm" svg:x2="8.273cm" svg:y2="12.991cm">
            <text:p/>
          </draw:line>
          <draw:line draw:style-name="gr1" draw:text-style-name="P1" draw:layer="layout" svg:x1="8.745cm" svg:y1="10.632cm" svg:x2="8.745cm" svg:y2="12.991cm">
            <text:p/>
          </draw:line>
          <draw:line draw:style-name="gr1" draw:text-style-name="P1" draw:layer="layout" svg:x1="9.217cm" svg:y1="10.632cm" svg:x2="9.217cm" svg:y2="12.991cm">
            <text:p/>
          </draw:line>
          <draw:line draw:style-name="gr1" draw:text-style-name="P1" draw:layer="layout" svg:x1="7.33cm" svg:y1="12.519cm" svg:x2="9.689cm" svg:y2="12.519cm">
            <text:p/>
          </draw:line>
          <draw:line draw:style-name="gr1" draw:text-style-name="P1" draw:layer="layout" svg:x1="7.33cm" svg:y1="12.047cm" svg:x2="9.689cm" svg:y2="12.047cm">
            <text:p/>
          </draw:line>
          <draw:line draw:style-name="gr1" draw:text-style-name="P1" draw:layer="layout" svg:x1="7.33cm" svg:y1="11.575cm" svg:x2="9.689cm" svg:y2="11.575cm">
            <text:p/>
          </draw:line>
          <draw:line draw:style-name="gr1" draw:text-style-name="P1" draw:layer="layout" svg:x1="7.33cm" svg:y1="11.103cm" svg:x2="9.689cm" svg:y2="11.103cm">
            <text:p/>
          </draw:line>
          <draw:rect draw:style-name="_5f_Window" draw:layer="layout" svg:width="-1.416cm" svg:height="-1.415cm" svg:x="9.217cm" svg:y="12.99cm">
            <text:p/>
          </draw:rect>
          <draw:rect draw:style-name="_5f_ImageOutline" draw:layer="layout" svg:width="2.358cm" svg:height="2.358cm" draw:transform="rotate (3.1415926535892) translate (12.99cm 12.99cm)">
            <text:p/>
          </draw:rect>
          <draw:line draw:style-name="gr1" draw:text-style-name="P1" draw:layer="layout" svg:x1="11.103cm" svg:y1="10.632cm" svg:x2="11.103cm" svg:y2="12.991cm">
            <text:p/>
          </draw:line>
          <draw:line draw:style-name="gr1" draw:text-style-name="P1" draw:layer="layout" svg:x1="11.575cm" svg:y1="10.632cm" svg:x2="11.575cm" svg:y2="12.991cm">
            <text:p/>
          </draw:line>
          <draw:line draw:style-name="gr1" draw:text-style-name="P1" draw:layer="layout" svg:x1="12.047cm" svg:y1="10.632cm" svg:x2="12.047cm" svg:y2="12.991cm">
            <text:p/>
          </draw:line>
          <draw:line draw:style-name="gr1" draw:text-style-name="P1" draw:layer="layout" svg:x1="12.519cm" svg:y1="10.632cm" svg:x2="12.519cm" svg:y2="12.991cm">
            <text:p/>
          </draw:line>
          <draw:line draw:style-name="gr1" draw:text-style-name="P1" draw:layer="layout" svg:x1="10.632cm" svg:y1="12.519cm" svg:x2="12.991cm" svg:y2="12.519cm">
            <text:p/>
          </draw:line>
          <draw:line draw:style-name="gr1" draw:text-style-name="P1" draw:layer="layout" svg:x1="10.632cm" svg:y1="12.047cm" svg:x2="12.991cm" svg:y2="12.047cm">
            <text:p/>
          </draw:line>
          <draw:line draw:style-name="gr1" draw:text-style-name="P1" draw:layer="layout" svg:x1="10.632cm" svg:y1="11.575cm" svg:x2="12.991cm" svg:y2="11.575cm">
            <text:p/>
          </draw:line>
          <draw:line draw:style-name="gr1" draw:text-style-name="P1" draw:layer="layout" svg:x1="10.632cm" svg:y1="11.103cm" svg:x2="12.991cm" svg:y2="11.103cm">
            <text:p/>
          </draw:line>
          <draw:rect draw:style-name="_5f_Window" draw:layer="layout" svg:width="-1.415cm" svg:height="-1.415cm" svg:x="12.99cm" svg:y="12.99cm">
            <text:p/>
          </draw:rect>
          <draw:rect draw:style-name="_5f_ImageOutline" draw:layer="layout" svg:width="2.358cm" svg:height="2.358cm" draw:transform="rotate (3.1415926535892) translate (16.292cm 12.99cm)">
            <text:p/>
          </draw:rect>
          <draw:line draw:style-name="gr1" draw:text-style-name="P1" draw:layer="layout" svg:x1="14.405cm" svg:y1="10.632cm" svg:x2="14.405cm" svg:y2="12.991cm">
            <text:p/>
          </draw:line>
          <draw:line draw:style-name="gr1" draw:text-style-name="P1" draw:layer="layout" svg:x1="14.877cm" svg:y1="10.632cm" svg:x2="14.877cm" svg:y2="12.991cm">
            <text:p/>
          </draw:line>
          <draw:line draw:style-name="gr1" draw:text-style-name="P1" draw:layer="layout" svg:x1="15.349cm" svg:y1="10.632cm" svg:x2="15.349cm" svg:y2="12.991cm">
            <text:p/>
          </draw:line>
          <draw:line draw:style-name="gr1" draw:text-style-name="P1" draw:layer="layout" svg:x1="15.821cm" svg:y1="10.632cm" svg:x2="15.821cm" svg:y2="12.991cm">
            <text:p/>
          </draw:line>
          <draw:line draw:style-name="gr1" draw:text-style-name="P1" draw:layer="layout" svg:x1="13.934cm" svg:y1="12.519cm" svg:x2="16.293cm" svg:y2="12.519cm">
            <text:p/>
          </draw:line>
          <draw:line draw:style-name="gr1" draw:text-style-name="P1" draw:layer="layout" svg:x1="13.934cm" svg:y1="12.047cm" svg:x2="16.293cm" svg:y2="12.047cm">
            <text:p/>
          </draw:line>
          <draw:line draw:style-name="gr1" draw:text-style-name="P1" draw:layer="layout" svg:x1="13.934cm" svg:y1="11.575cm" svg:x2="16.293cm" svg:y2="11.575cm">
            <text:p/>
          </draw:line>
          <draw:line draw:style-name="gr1" draw:text-style-name="P1" draw:layer="layout" svg:x1="13.934cm" svg:y1="11.103cm" svg:x2="16.293cm" svg:y2="11.103cm">
            <text:p/>
          </draw:line>
          <draw:rect draw:style-name="_5f_Window" draw:layer="layout" svg:width="-0.943cm" svg:height="-1.415cm" svg:x="16.292cm" svg:y="12.99cm">
            <text:p/>
          </draw:rect>
          <draw:rect draw:style-name="_5f_CenterPixel" draw:layer="layout" svg:width="0.472cm" svg:height="0.472cm" svg:x="4.499cm" svg:y="8.273cm">
            <text:p>12</text:p>
          </draw:rect>
          <draw:rect draw:style-name="_5f_CenterPixel" draw:layer="layout" svg:width="0.472cm" svg:height="0.471cm" svg:x="8.273cm" svg:y="0.726cm">
            <text:p>3</text:p>
          </draw:rect>
          <draw:rect draw:style-name="_5f_CenterPixel" draw:layer="layout" svg:width="0.472cm" svg:height="0.471cm" svg:x="4.499cm" svg:y="0.726cm">
            <text:p>2</text:p>
          </draw:rect>
          <draw:rect draw:style-name="_5f_CenterPixel" draw:layer="layout" svg:width="0.472cm" svg:height="0.471cm" svg:x="12.047cm" svg:y="0.726cm">
            <text:p>4</text:p>
          </draw:rect>
          <draw:rect draw:style-name="_5f_CenterPixel" draw:layer="layout" svg:width="0.471cm" svg:height="0.471cm" svg:x="0.726cm" svg:y="0.726cm">
            <text:p>1</text:p>
          </draw:rect>
          <draw:rect draw:style-name="_5f_CenterPixel" draw:layer="layout" svg:width="0.471cm" svg:height="0.472cm" svg:x="0.726cm" svg:y="8.273cm">
            <text:p>11</text:p>
          </draw:rect>
          <draw:rect draw:style-name="_5f_CenterPixel" draw:layer="layout" svg:width="0.471cm" svg:height="0.472cm" svg:x="15.821cm" svg:y="4.499cm">
            <text:p>10</text:p>
          </draw:rect>
          <draw:rect draw:style-name="_5f_CenterPixel" draw:layer="layout" svg:width="0.472cm" svg:height="0.472cm" svg:x="12.047cm" svg:y="4.499cm">
            <text:p>9</text:p>
          </draw:rect>
          <draw:rect draw:style-name="_5f_CenterPixel" draw:layer="layout" svg:width="0.472cm" svg:height="0.472cm" svg:x="8.273cm" svg:y="4.499cm">
            <text:p>8</text:p>
          </draw:rect>
          <draw:rect draw:style-name="_5f_CenterPixel" draw:layer="layout" svg:width="0.472cm" svg:height="0.472cm" svg:x="4.499cm" svg:y="4.499cm">
            <text:p>7</text:p>
          </draw:rect>
          <draw:rect draw:style-name="_5f_CenterPixel" draw:layer="layout" svg:width="0.471cm" svg:height="0.472cm" svg:x="0.726cm" svg:y="4.499cm">
            <text:p>6</text:p>
          </draw:rect>
          <draw:rect draw:style-name="_5f_CenterPixel" draw:layer="layout" svg:width="0.472cm" svg:height="0.472cm" svg:x="8.273cm" svg:y="8.273cm">
            <text:p>13</text:p>
          </draw:rect>
          <draw:rect draw:style-name="_5f_CenterPixel" draw:layer="layout" svg:width="0.472cm" svg:height="0.472cm" svg:x="12.047cm" svg:y="12.047cm">
            <text:p>19</text:p>
          </draw:rect>
          <draw:rect draw:style-name="_5f_CenterPixel" draw:layer="layout" svg:width="0.472cm" svg:height="0.472cm" svg:x="8.273cm" svg:y="12.047cm">
            <text:p>18</text:p>
          </draw:rect>
          <draw:rect draw:style-name="_5f_CenterPixel" draw:layer="layout" svg:width="0.472cm" svg:height="0.472cm" svg:x="4.499cm" svg:y="12.047cm">
            <text:p>17</text:p>
          </draw:rect>
          <draw:rect draw:style-name="_5f_CenterPixel" draw:layer="layout" svg:width="0.471cm" svg:height="0.472cm" svg:x="0.726cm" svg:y="12.047cm">
            <text:p>16</text:p>
          </draw:rect>
          <draw:rect draw:style-name="_5f_CenterPixel" draw:layer="layout" svg:width="0.471cm" svg:height="0.472cm" svg:x="15.821cm" svg:y="8.273cm">
            <text:p>15</text:p>
          </draw:rect>
          <draw:rect draw:style-name="_5f_CenterPixel" draw:layer="layout" svg:width="0.472cm" svg:height="0.472cm" svg:x="12.047cm" svg:y="8.273cm">
            <text:p>14</text:p>
          </draw:rect>
          <draw:rect draw:style-name="_5f_CenterPixel" draw:layer="layout" svg:width="0.471cm" svg:height="0.471cm" svg:x="15.821cm" svg:y="15.821cm">
            <text:p>25</text:p>
          </draw:rect>
          <draw:rect draw:style-name="_5f_CenterPixel" draw:layer="layout" svg:width="0.472cm" svg:height="0.471cm" svg:x="12.047cm" svg:y="15.821cm">
            <text:p>24</text:p>
          </draw:rect>
          <draw:rect draw:style-name="_5f_CenterPixel" draw:layer="layout" svg:width="0.472cm" svg:height="0.471cm" svg:x="8.273cm" svg:y="15.821cm">
            <text:p>23</text:p>
          </draw:rect>
          <draw:rect draw:style-name="_5f_CenterPixel" draw:layer="layout" svg:width="0.472cm" svg:height="0.471cm" svg:x="4.499cm" svg:y="15.821cm">
            <text:p>22</text:p>
          </draw:rect>
          <draw:rect draw:style-name="_5f_CenterPixel" draw:layer="layout" svg:width="0.471cm" svg:height="0.471cm" svg:x="0.726cm" svg:y="15.821cm">
            <text:p>21</text:p>
          </draw:rect>
          <draw:rect draw:style-name="_5f_CenterPixel" draw:layer="layout" svg:width="0.471cm" svg:height="0.472cm" svg:x="15.821cm" svg:y="12.047cm">
            <text:p>20</text:p>
          </draw:rect>
          <draw:rect draw:style-name="_5f_CenterPixel" draw:layer="layout" svg:width="0.471cm" svg:height="0.471cm" svg:x="15.821cm" svg:y="0.726cm">
            <text:p>5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Daisy" xlink:href="Pictures/100000000000005E0000005EDC7EA508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f_CenterPixel" style:display-name="_CenterPixel" style:family="graphic" style:parent-style-name="standard">
      <style:graphic-properties draw:stroke="none" draw:stroke-dash="Dash_20_2" svg:stroke-width="0.051cm" draw:marker-start-width="0.381cm" draw:marker-end-width="0.381cm" draw:fill="none" draw:fill-color="#83caff" draw:fill-gradient-name="Gradient_20_7" draw:fill-hatch-name="Hatch_20_1" draw:fill-image-name="Empty" draw:opacity="100%" draw:fill-image-width="0cm" draw:fill-image-height="0cm" draw:textarea-horizontal-align="center" draw:textarea-vertical-align="middle" draw:shadow-offset-x="0.305cm" draw:shadow-offset-y="0.305cm" draw:shadow-opacity="100%"/>
      <style:paragraph-properties fo:text-align="center">
        <style:tab-stops/>
      </style:paragraph-properties>
      <style:text-properties fo:color="#ffffff" fo:font-family="'Futura Md BT'" style:font-style-name="Regular" style:font-pitch="variable" fo:font-size="9pt" fo:text-shadow="1pt 1pt" fo:font-weight="bold" style:font-size-asian="14pt" style:font-size-complex="14pt" style:font-relief="none"/>
    </style:style>
    <style:style style:name="_5f_ImageOutline" style:display-name="_ImageOutline" style:family="graphic" style:parent-style-name="standard">
      <style:graphic-properties draw:stroke-dash="Dash_20_2" svg:stroke-width="0.051cm" draw:marker-start-width="0.381cm" draw:marker-end-width="0.381cm" draw:fill="bitmap" draw:fill-color="#c0c0c0" draw:fill-gradient-name="Gradient_20_7" draw:fill-hatch-name="Black_20_0_20_Degrees" draw:fill-image-name="Daisy" draw:fill-image-width="0cm" draw:fill-image-height="0cm" draw:textarea-horizontal-align="center" draw:textarea-vertical-align="middle" draw:shadow-offset-x="0.305cm" draw:shadow-offset-y="0.305cm"/>
      <style:paragraph-properties fo:text-align="center"/>
    </style:style>
    <style:style style:name="_5f_WindowOverlap" style:display-name="_WindowOverlap" style:family="graphic" style:parent-style-name="standard">
      <style:graphic-properties draw:stroke="solid" draw:stroke-dash="Fine_20_Dashed_20__28_var_29_" svg:stroke-width="0.025cm" svg:stroke-color="#666666" draw:marker-start-width="0.33cm" draw:marker-end-width="0.33cm" draw:fill="none" draw:fill-gradient-name="Gradient_20_7" draw:fill-hatch-name="Hatch_20_1" draw:fill-image-name="Bitmape_20_1" draw:fill-image-width="0cm" draw:fill-image-height="0cm" draw:textarea-horizontal-align="center" draw:textarea-vertical-align="middle"/>
      <style:paragraph-properties fo:text-align="center"/>
    </style:style>
    <style:style style:name="_5f_Window" style:display-name="_Window" style:family="graphic" style:parent-style-name="standard">
      <style:graphic-properties draw:stroke-dash="Dash_20_2" svg:stroke-width="0.051cm" draw:marker-start-width="0.381cm" draw:marker-end-width="0.381cm" draw:fill="solid" draw:fill-color="#0047ff" draw:fill-gradient-name="Gradient_20_1" draw:fill-hatch-name="Black_20_0_20_Degrees" draw:fill-image-name="Empty" draw:opacity="50%" draw:fill-image-width="0cm" draw:fill-image-height="0cm" draw:textarea-horizontal-align="center" draw:textarea-vertical-align="middle" draw:shadow-offset-x="0.305cm" draw:shadow-offset-y="0.305cm" draw:shadow-opacity="50%"/>
      <style:paragraph-properties fo:text-align="center"/>
    </style:style>
  </office:styles>
  <office:automatic-styles>
    <style:page-layout style:name="PM0">
      <style:page-layout-properties fo:margin-top="0.254cm" fo:margin-bottom="0.254cm" fo:margin-left="0.254cm" fo:margin-right="0.254cm" fo:page-width="17.018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4T20:08:39</meta:creation-date>
    <dc:date>2010-03-24T21:48:17</dc:date>
    <meta:editing-duration>PT01H08M57S</meta:editing-duration>
    <meta:editing-cycles>7</meta:editing-cycles>
    <meta:generator>OpenOffice.org/3.1$Unix OpenOffice.org_project/310m19$Build-9420</meta:generator>
    <meta:document-statistic meta:object-count="292"/>
  </office:meta>
</office:document-meta>
</file>